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2pt" style:font-size-asian="12pt" style:font-size-complex="12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User Stories</text:p>
      <text:p text:style-name="P2">1. As a user, I<text:s/>want to consult the recipes’ history, so that I can remember the ones<text:s/><text:s/>I already cooked.</text:p>
      <text:p text:style-name="P3">2. As a user, I want to save my<text:s/>favorite recipes, so I don't have to<text:s/>search it<text:s/>on the next login.</text:p>
      <text:p text:style-name="P4">3. As a user, I want to set my cooking<text:s/>level, so that I can cook<text:s/>recipes<text:s/>according to this.</text:p>
      <text:p text:style-name="P5">4. As a dieter user, I want to upload my diet, so I view suggestions about recipes related to ingredients in the diet.</text:p>
      <text:p text:style-name="P6">5. As an off-site student, I want to view grocery shopping in my geographical area, so that I save time thinking about the grocery shopping.</text:p>
      <text:p text:style-name="P7">6. As a chef, I want to add recipes, so that the cookery<text:s/>book is<text:s/>fuller.</text:p>
      <text:p text:style-name="P8">7. As a user, I want to download my meals plan, so I can use it offline.</text:p>
      <text:p text:style-name="P9">8. As an off-site student, I want to view pre-set weekly meals plans, so that I save time setting the weekly meals plan.</text:p>
      <text:p text:style-name="P10">9. As a beginner user, I want a tutorial, so<text:s/>I<text:s/>can learn faster how to use the app.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line-height="105%"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format="1" text:display-levels="4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format="1" text:display-levels="7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lo giralda</meta:initial-creator>
    <dc:creator>Gianmarco Bordin</dc:creator>
    <meta:creation-date>2021-09-25T11:24:00Z</meta:creation-date>
    <dc:date>2021-10-05T15:43:00Z</dc:date>
    <meta:print-date>2021-09-26T10:41:00Z</meta:print-date>
    <meta:template xlink:href="Normal" xlink:type="simple"/>
    <meta:editing-cycles>12</meta:editing-cycles>
    <meta:editing-duration>PT39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7" meta:character-count="920" meta:row-count="6" meta:non-whitespace-character-count="784"/>
  </office:meta>
</office:document-meta>
</file>